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802" officeooo:paragraph-rsid="000fa802"/>
    </style:style>
    <style:style style:name="P2" style:family="paragraph" style:parent-style-name="Standard">
      <style:text-properties officeooo:paragraph-rsid="000fa80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a802" officeooo:paragraph-rsid="000fa80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e5b5" officeooo:paragraph-rsid="0010e5b5" style:font-weight-asian="bold" style:font-weight-complex="bold"/>
    </style:style>
    <style:style style:name="P5" style:family="paragraph" style:parent-style-name="Standard">
      <style:text-properties officeooo:rsid="0010e5b5" officeooo:paragraph-rsid="000fa802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e5b5" officeooo:paragraph-rsid="0010e5b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fa802" officeooo:paragraph-rsid="000fa802" style:font-size-asian="15pt" style:font-weight-asian="bold" style:font-size-complex="15pt" style:font-weight-complex="bold"/>
    </style:style>
    <style:style style:name="T1" style:family="text">
      <style:text-properties officeooo:rsid="000fa802"/>
    </style:style>
    <style:style style:name="T2" style:family="text">
      <style:text-properties officeooo:rsid="0010e5b5"/>
    </style:style>
    <style:style style:name="T3" style:family="text">
      <style:text-properties fo:font-weight="bold" officeooo:rsid="0011da14" style:font-weight-asian="bold" style:font-weight-complex="bold"/>
    </style:style>
    <style:style style:name="T4" style:family="text">
      <style:text-properties officeooo:rsid="0011d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hier des charges l1e</text:p>
      <text:p text:style-name="P3"/>
      <text:p text:style-name="P1"/>
      <text:p text:style-name="P3">Besoin 19 : affichage dynamique</text:p>
      <text:p text:style-name="P3"/>
      <text:p text:style-name="P1"><text:span text:style-name="T3">Description : </text:span>Adapter le nombre de colonnes, la taille des images, dans la gallerie en fonction de la taille d’écran et du nombre d’images dans la gallerie.</text:p>
      <text:p text:style-name="P1"/>
      <text:p text:style-name="P1"/>
      <text:p text:style-name="P3">Besoin 20 : filtres</text:p>
      <text:p text:style-name="P3"/>
      <text:p text:style-name="P2"><text:span text:style-name="T3">Description : </text:span><text:span text:style-name="T2">A</text:span><text:span text:style-name="T1">cc</text:span><text:span text:style-name="T2">e</text:span><text:span text:style-name="T1">ssible depuis </text:span><text:span text:style-name="T2">le menu, ou en cliquant sur un raccourci sur la page de l’image, afficher une nouvelle page</text:span><text:span text:style-name="T1"> p</text:span><text:span text:style-name="T2">ermettant de</text:span><text:span text:style-name="T1"> mettre des filtres </text:span><text:span text:style-name="T2">sur</text:span><text:span text:style-name="T1"> une image. </text:span><text:span text:style-name="T2">Un menu permet de choisir un filtre, un slider permet de choisir le degré de saturation, la taille du filtre moyenneur, etc ..., en fonction du filtre sélectionné.</text:span></text:p>
      <text:p text:style-name="P2"/>
      <text:p text:style-name="P4">Besoin 21 : format .gif</text:p>
      <text:p text:style-name="P1"/>
      <text:p text:style-name="P1"><text:span text:style-name="T3">Description : </text:span><text:span text:style-name="T2">Adapter le serveur pour </text:span>accepter le format .gif. <text:span text:style-name="T2">Pour les descripteurs, ils seront calculés sur la première image du gif.</text:span></text:p>
      <text:p text:style-name="P1"/>
      <text:p text:style-name="P4">Besoin 22 : affichage des images similaires</text:p>
      <text:p text:style-name="P1"/>
      <text:p text:style-name="P1"><text:span text:style-name="T3">Description : </text:span><text:span text:style-name="T2">A</text:span>fficher les images similaires sous forme d’un carroussel.</text:p>
      <text:p text:style-name="P1"/>
      <text:p text:style-name="P1"/>
      <text:p text:style-name="P4">Besoin 23 : Recherche d’image</text:p>
      <text:p text:style-name="P4"/>
      <text:p text:style-name="P6"><text:span text:style-name="T3">Description : </text:span>Permettre sur une page dédiée de rechercher des images grâce à des mots clés, stockés dans la base de données. Ces mots-clés pourront être ajoutés lors de l’ajout de l’image sur le serveur. Lors de la recherche, en premiers seront affichés les images qui ont le mot-clé en question, ensuite celles qui sont les plus similaires par descripteur.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0:56:56.470590167</meta:creation-date>
    <dc:date>2024-03-19T11:27:09.950959621</dc:date>
    <meta:editing-duration>PT7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06" meta:character-count="1222" meta:non-whitespace-character-count="1027"/>
  </office:meta>
</office:document-meta>
</file>